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pt"/>
    </style:style>
    <style:style style:name="co2" style:family="table-column">
      <style:table-column-properties fo:break-before="auto" style:column-width="116.7pt"/>
    </style:style>
    <style:style style:name="co3" style:family="table-column">
      <style:table-column-properties fo:break-before="auto" style:column-width="127.7pt"/>
    </style:style>
    <style:style style:name="co4" style:family="table-column">
      <style:table-column-properties fo:break-before="auto" style:column-width="99.5pt"/>
    </style:style>
    <style:style style:name="co5" style:family="table-column">
      <style:table-column-properties fo:break-before="auto" style:column-width="517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COMBO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Game Phas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Piece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Tinker, Clockwerk, Timbersaw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Tiny, Morphling, Razo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Juggernaut, Axe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Tiny, Juggernaut, Axe, Tusk, Mars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Bat Rider, Luna, Chaos Knight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Razor, Ogre Magi, Puck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Undead + Hunter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baddon, Drow Ranger, Beast Master, Lich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Assasin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Bounty Hunter, Pain Queen, Morphling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Natures Prophet, Puck, Luna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Bat Rider, Shadow Shaman, Witch Doctor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Assasin</text:p>
          </table:table-cell>
          <table:table-cell table:style-name="ce2" office:value-type="string" calcext:value-type="string">
            <text:p>Back</text:p>
          </table:table-cell>
          <table:table-cell table:style-name="ce3" office:value-type="string" calcext:value-type="string">
            <text:p>Templar Assassin, Viper, Phantom Assassin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Lone Druid, 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Drow Ranger, Wind Ranger, Medusa, Mirana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Dragon Knight, Viper, Puck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Troll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Dazzle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Warrior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Kunkka, Slardar, Lycan, Doom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Knigh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Omni Knight, Abaddon, Dragon Knight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Goblin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echies, Bounty Hunter, Alchemist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nti-Mage, Terrorblade, Pain Queen, Shadow Fiend, Chaos Knight, Doom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Terrorblade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ag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Light Keeper, Razor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Drow Ranger, Abaddon, Necrophos, Death Prophet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Beast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Lone Druid, Enchantress, Tusk, Venomancer, Lycan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Elf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Templar Assassin, Phantom Assassin, Wind Ranger, Treant Protector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Warlock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Witch Doctor, Venomancer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2" office:value-type="string" calcext:value-type="string">
            <text:p>Mech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Techies, Gyrocopter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Hunter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ide Hunter, Sniper, Beast Master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Warlock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Enigma, Necrophos, Alchemist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2" office:value-type="string" calcext:value-type="string">
            <text:p>Element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iny, Razor, Morphling, Enigma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Orc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Disruptor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Naga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Tide Hunter, Medusa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Mag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Zeus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Warrior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Sven</text:p>
          </table:table-cell>
          <table:table-cell table:number-columns-repeated="1018"/>
        </table:table-row>
        <table:table-row table:style-name="ro1" table:number-rows-repeated="24">
          <table:table-cell table:style-name="ce3" table:number-columns-repeated="5"/>
          <table:table-cell table:number-columns-repeated="1018"/>
        </table:table-row>
        <table:table-row table:style-name="ro1" table:number-rows-repeated="104851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00/00/0000</text:date>, <text:time style:data-style-name="N2" text:time-value="21:35:08.500644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5-28T21:35:52.704807106</dc:date>
    <dc:creator>Ilya Shpigor</dc:creator>
    <meta:editing-duration>PT6H23M43S</meta:editing-duration>
    <meta:editing-cycles>620</meta:editing-cycles>
    <meta:document-statistic meta:table-count="1" meta:cell-count="175" meta:object-count="0"/>
  </office:meta>
</office:document-meta>
</file>